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1.564cm" fo:min-width="3.704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564cm" fo:min-width="3.7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cfe7f5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2" xml:id="id1" draw:id="id1" draw:layer="layout" svg:width="4.4cm" svg:height="2.01cm" svg:x="3cm" svg:y="5.79cm">
          <text:p text:style-name="P1"><text:span text:style-name="T1">Object locations </text:span><text:span text:style-name="T1"><text:line-break/></text:span><text:span text:style-name="T1">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4cm" svg:height="2.01cm" svg:x="9.001cm" svg:y="5.791cm">
          <text:p text:style-name="P1"><text:span text:style-name="T1">Locations 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4cm" svg:height="2.01cm" svg:x="15.002cm" svg:y="5.792cm">
          <text:p text:style-name="P1"><text:span text:style-name="T1">Object class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4cm" svg:height="2.01cm" svg:x="21.003cm" svg:y="5.793cm">
          <text:p text:style-name="P1"><text:span text:style-name="T1">Position refin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4.4cm" svg:height="2.01cm" svg:x="9.002cm" svg:y="1.792cm">
          <text:p text:style-name="P1"><text:span text:style-name="T1">Objects/environment</text:span><text:span text:style-name="T1"><text:line-break/></text:span><text:span text:style-name="T1">pri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4cm" svg:height="2.01cm" svg:x="15.003cm" svg:y="1.793cm">
          <text:p text:style-name="P1"><text:span text:style-name="T1">Objects images </text:span><text:span text:style-name="T1"><text:line-break/></text:span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4.4cm" svg:height="2.01cm" svg:x="21.004cm" svg:y="1.794cm">
          <text:p text:style-name="P1"><text:span text:style-name="T1">Objects CAD 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7.4cm" svg:y1="6.795cm" svg:x2="9.001cm" svg:y2="6.796cm" draw:start-shape="id1" draw:start-glue-point="1" draw:end-shape="id2" draw:end-glue-point="3" svg:d="M7400 6795l1601 1" svg:viewBox="0 0 1602 2">
          <text:p/>
        </draw:connector>
        <draw:connector draw:style-name="gr3" draw:text-style-name="P4" draw:layer="layout" draw:type="line" svg:x1="13.401cm" svg:y1="6.796cm" svg:x2="15.002cm" svg:y2="6.797cm" draw:start-shape="id2" draw:start-glue-point="1" draw:end-shape="id3" draw:end-glue-point="3" svg:d="M13401 6796l1601 1" svg:viewBox="0 0 1602 2">
          <text:p/>
        </draw:connector>
        <draw:connector draw:style-name="gr3" draw:text-style-name="P4" draw:layer="layout" draw:type="line" svg:x1="19.402cm" svg:y1="6.797cm" svg:x2="21.003cm" svg:y2="6.798cm" draw:start-shape="id3" draw:start-glue-point="1" draw:end-shape="id4" draw:end-glue-point="3" svg:d="M19402 6797l1601 1" svg:viewBox="0 0 1602 2">
          <text:p/>
        </draw:connector>
        <draw:connector draw:style-name="gr3" draw:text-style-name="P4" draw:layer="layout" draw:type="line" svg:x1="11.202cm" svg:y1="3.802cm" svg:x2="11.201cm" svg:y2="5.791cm" draw:start-shape="id5" draw:start-glue-point="2" draw:end-shape="id2" draw:end-glue-point="0" svg:d="M11202 3802l-1 1989" svg:viewBox="0 0 2 1990">
          <text:p/>
        </draw:connector>
        <draw:connector draw:style-name="gr3" draw:text-style-name="P4" draw:layer="layout" draw:type="line" svg:x1="17.203cm" svg:y1="3.803cm" svg:x2="17.202cm" svg:y2="5.792cm" draw:start-shape="id6" draw:start-glue-point="2" draw:end-shape="id3" draw:end-glue-point="0" svg:d="M17203 3803l-1 1989" svg:viewBox="0 0 2 1990">
          <text:p/>
        </draw:connector>
        <draw:connector draw:style-name="gr3" draw:text-style-name="P4" draw:layer="layout" draw:type="line" svg:x1="23.204cm" svg:y1="3.804cm" svg:x2="23.203cm" svg:y2="5.793cm" draw:start-shape="id7" draw:start-glue-point="2" draw:end-shape="id4" draw:end-glue-point="0" svg:d="M23204 3804l-1 1989" svg:viewBox="0 0 2 1990">
          <text:p/>
        </draw:connector>
        <draw:connector draw:style-name="gr3" draw:text-style-name="P4" draw:layer="layout" draw:type="line" svg:x1="25.403cm" svg:y1="6.798cm" svg:x2="27.062cm" svg:y2="6.789cm" draw:start-shape="id4" draw:start-glue-point="1" svg:d="M25403 6798l1659-9" svg:viewBox="0 0 1660 10">
          <text:p/>
        </draw:connector>
        <draw:connector draw:style-name="gr3" draw:text-style-name="P4" draw:layer="layout" draw:type="line" svg:x1="1.154cm" svg:y1="6.812cm" svg:x2="3cm" svg:y2="6.795cm" draw:end-shape="id1" draw:end-glue-point="3" svg:d="M1154 6812l1846-17" svg:viewBox="0 0 1847 18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vx" fo:country="C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butt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5:41:33.164538272</meta:creation-date>
    <dc:date>2017-02-15T16:00:22.547917377</dc:date>
    <meta:editing-duration>PT18M50S</meta:editing-duration>
    <meta:editing-cycles>2</meta:editing-cycles>
    <meta:generator>LibreOffice/5.3.0.3$Linux_X86_64 LibreOffice_project/30m0$Build-3</meta:generator>
    <meta:document-statistic meta:object-count="38"/>
  </office:meta>
</office:document-meta>
</file>